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T10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11" style:parent-style-name="Absatz-Standardschriftart" style:family="text">
      <style:text-properties fo:color="#000000"/>
    </style:style>
    <style:style style:name="P12" style:parent-style-name="Standard" style:family="paragraph">
      <style:text-properties fo:color="#000000"/>
    </style:style>
    <style:style style:name="T13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HTMLVorformatiert" style:family="paragraph">
      <style:paragraph-properties style:vertical-align="baseline" fo:background-color="#EFF0F1"/>
    </style:style>
    <style:style style:name="T18" style:parent-style-name="Absatz-Standardschriftart" style:family="text">
      <style:text-properties fo:color="#000000"/>
    </style:style>
    <style:style style:name="T19" style:parent-style-name="Absatz-Standardschriftart" style:family="text">
      <style:text-properties fo:color="#000000"/>
    </style:style>
    <style:style style:name="T20" style:parent-style-name="Absatz-Standardschriftart" style:family="text">
      <style:text-properties style:font-name="Calibri" style:font-name-asian="Calibri" style:font-name-complex="Times New Roman" fo:color="#000000" fo:font-size="11pt" style:font-size-asian="11pt" style:font-size-complex="11pt" style:language-asian="en" style:country-asian="US"/>
    </style:style>
    <style:style style:name="P21" style:parent-style-name="HTMLVorformatiert" style:family="paragraph">
      <style:paragraph-properties style:vertical-align="baseline" fo:background-color="#EFF0F1"/>
      <style:text-properties style:font-name="Calibri" style:font-name-asian="Calibri" style:font-name-complex="Times New Roman" fo:color="#000000" fo:font-size="11pt" style:font-size-asian="11pt" style:font-size-complex="11pt" style:language-asian="en" style:country-asian="US"/>
    </style:style>
    <style:style style:name="P22" style:parent-style-name="HTMLVorformatiert" style:family="paragraph">
      <style:paragraph-properties style:vertical-align="baseline" fo:background-color="#EFF0F1"/>
    </style:style>
    <style:style style:name="T23" style:parent-style-name="Absatz-Standardschriftart" style:family="text">
      <style:text-properties style:font-name="Calibri" style:font-name-asian="Calibri" style:font-name-complex="Times New Roman" fo:color="#000000" fo:font-size="11pt" style:font-size-asian="11pt" style:font-size-complex="11pt" style:language-asian="en" style:country-asian="US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T28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29" style:parent-style-name="Absatz-Standardschriftart" style:family="text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T35" style:parent-style-name="Absatz-Standardschriftart" style:family="text">
      <style:text-properties fo:color="#000000"/>
    </style:style>
    <style:style style:name="T36" style:parent-style-name="Absatz-Standardschriftart" style:family="text">
      <style:text-properties fo:background-color="#00FF00"/>
    </style:style>
  </office:automatic-styles>
  <office:body>
    <office:text text:use-soft-page-breaks="true">
      <text:p text:style-name="P1">CREATE TABLE customers (</text:p>
      <text:p text:style-name="Standard"><text:span text:style-name="T2">customer_id</text:span><text:s/>BIGINT unsigned NOT NULL ,</text:p>
      <text:p text:style-name="Standard">first_name VARCHAR(20),</text:p>
      <text:p text:style-name="Standard">last_name VARCHAR(20),</text:p>
      <text:p text:style-name="Standard">adress VARCHAR(20),</text:p>
      <text:p text:style-name="Standard">zip MEDIUMINT unsigned,</text:p>
      <text:p text:style-name="Standard">city VARCHAR(20),</text:p>
      <text:p text:style-name="Standard">email VARCHAR(20),</text:p>
      <text:p text:style-name="Standard">phone BIGINT unsigned,</text:p>
      <text:p text:style-name="Standard">category ENUM ('A',<text:s/>'B', 'C') <text:s/></text:p>
      <text:p text:style-name="Standard">)</text:p>
      <text:p text:style-name="Standard"/>
      <text:p text:style-name="Standard">ALTER TABLE customers ADD PRIMARY KEY(customers.customer_id);</text:p>
      <text:p text:style-name="Standard"/>
      <text:p text:style-name="Standard">_____________________________________________________________________</text:p>
      <text:p text:style-name="Standard">CREATE TABLE employees (</text:p>
      <text:p text:style-name="Standard"><text:span text:style-name="T3">social_sec_number</text:span><text:s/>BIGINT unsigned NOT NULL ,</text:p>
      <text:p text:style-name="Standard">first_name VARCHAR(20),</text:p>
      <text:p text:style-name="Standard">last_name VARCHAR(20),</text:p>
      <text:p text:style-name="Standard">adress VARCHAR(20),</text:p>
      <text:p text:style-name="Standard">zip MEDIUMINT unsigned,</text:p>
      <text:p text:style-name="Standard">city VARCHAR(20),</text:p>
      <text:p text:style-name="Standard">PRIMARY KEY (social_sec_number)</text:p>
      <text:p text:style-name="Standard">)</text:p>
      <text:p text:style-name="Standard">__________________________________________________________________________________</text:p>
      <text:p text:style-name="Standard">CREATE TABLE contracts (</text:p>
      <text:p text:style-name="Standard"><text:span text:style-name="T4">contract_number</text:span><text:s/>BIGINT unsigned NOT NULL ,</text:p>
      <text:p text:style-name="Standard">FK_social_sec_number BIGINT unsigned NOT NULL ,</text:p>
      <text:p text:style-name="Standard"><text:span text:style-name="T5">FK_customer_id</text:span><text:s/>BIGINT unsigned NOT NULL ,</text:p>
      <text:p text:style-name="Standard">start_date DATE,</text:p>
      <text:p text:style-name="Standard">end_date DATE,</text:p>
      <text:p text:style-name="Standard">,</text:p>
      <text:soft-page-break/>
      <text:p text:style-name="Standard">PRIMARY KEY (contract_number)</text:p>
      <text:p text:style-name="Standard">)</text:p>
      <text:p text:style-name="Standard"/>
      <text:p text:style-name="Standard">ALTER TABLE contracts ADD FOREIGN KEY(FK_customer_id) REFERENCES customers (customer_id),</text:p>
      <text:p text:style-name="Standard">ALTER TABLE contracts ADD FOREIGN KEY(FK_customer_id) REFERENCES employees (customer_id)</text:p>
      <text:p text:style-name="Standard"/>
      <text:p text:style-name="Standard">­­­­­­­­­­­­________________________________________________________________________________</text:p>
      <text:p text:style-name="Standard"><text:bookmark-start text:name="_Hlk13299861"/></text:p>
      <text:p text:style-name="Standard">CREATE TABLE cars (</text:p>
      <text:p text:style-name="Standard"><text:span text:style-name="T6">License_plate</text:span><text:span text:style-name="T7"><text:s/>BIGINT unsigned NOT NULL ,</text:span></text:p>
      <text:p text:style-name="P8">model VARCHAR(20),</text:p>
      <text:p text:style-name="P9">FK_category ENUM(‘premium‘,‘classic‘,‘economy‘),</text:p>
      <text:p text:style-name="Standard"><text:span text:style-name="T10">FK_customer_id</text:span><text:span text:style-name="T11"><text:s/>BIGINT unsigned NOT NULL ,</text:span></text:p>
      <text:p text:style-name="P12">FK_social_sec_number BIGINT unsigned NOT NULL ,</text:p>
      <text:p text:style-name="Standard"><text:span text:style-name="T13">FK_contract_number</text:span><text:span text:style-name="T14"><text:s/>BIGINT unsigned NOT NULL ,</text:span></text:p>
      <text:p text:style-name="P15">FK_invoice_number BIGINT unsigned NOT NULL,</text:p>
      <text:p text:style-name="P16">buydate DATE,<text:s/></text:p>
      <text:p text:style-name="P17"><text:span text:style-name="T18">mileage<text:s/></text:span><text:span text:style-name="T19"><text:s/></text:span><text:span text:style-name="T20">DECIMAL(8,2) NOT NULL</text:span></text:p>
      <text:p text:style-name="P21"/>
      <text:p text:style-name="P22"><text:span text:style-name="T23">)</text:span></text:p>
      <text:p text:style-name="P24"><text:s/></text:p>
      <text:p text:style-name="P25"><text:bookmark-end text:name="_Hlk13299861"/>_________________________________________________________________________________</text:p>
      <text:p text:style-name="Standard"/>
      <text:p text:style-name="Standard"/>
      <text:p text:style-name="Standard">CREATE TABLE fees (</text:p>
      <text:p text:style-name="Standard">indexFKOA MEDIUMINT unsigned NOT NULL,</text:p>
      <text:p text:style-name="Standard">FK_category VARCHAR(7),</text:p>
      <text:p text:style-name="Standard">fee ENUM('300','200','100'),</text:p>
      <text:p text:style-name="Standard">PRIMARY KEY (indexFKOA)</text:p>
      <text:p text:style-name="Standard">);</text:p>
      <text:p text:style-name="Standard"/>
      <text:p text:style-name="Standard">ALTER TABLE <text:s/>fees ADD FOREIGN KEY(FK_category) REFERENCES cars (license_plate)</text:p>
      <text:p text:style-name="Standard">______________________________________________________________________</text:p>
      <text:soft-page-break/>
      <text:p text:style-name="P26">CREATE TABLE<text:s/>invoices(</text:p>
      <text:p text:style-name="P27">invoice_number BIGINT unsigned NOT NULL,</text:p>
      <text:p text:style-name="Standard"><text:span text:style-name="T28">FK_customer_id</text:span><text:span text:style-name="T29"><text:s/>BIGINT unsigned NOT NULL ,</text:span></text:p>
      <text:p text:style-name="P30">FK_social_sec_number BIGINT unsigned NOT NULL ,</text:p>
      <text:p text:style-name="P31">tax BIGINT unsigned NOT NULL ,</text:p>
      <text:p text:style-name="P32">total_sum BIGINT,</text:p>
      <text:p text:style-name="P33">PRIMARY KEY (invoice_number),</text:p>
      <text:p text:style-name="P34">FOREIGN KEY (invoice_number) REFERENCES contracts(contract_number)</text:p>
      <text:p text:style-name="Standard"><text:span text:style-name="T35">)</text:span><text:span text:style-name="T36">;</text:span></text:p>
      <text:p text:style-name="Standard">_______________________________________________________________________________</text:p>
      <text:p text:style-name="Standard"/>
      <text:p text:style-name="Standard">ALTER TABLE cars ADD FOREIGN KEY(FK_invoice_number) REFERENCES invoices (invoice_number);</text:p>
      <text:p text:style-name="Standard"/>
      <text:p text:style-name="Standard">_____________________________________________________________________</text:p>
      <text:p text:style-name="Standard">ALTER TABLE invoices ADD FOREIGN KEY(FK_customer_id) REFERENCES customers(customer_id)</text:p>
      <text:p text:style-name="Standard">__________________________________________________________________________</text:p>
      <text:p text:style-name="Standard">ALTER TABLE invoices ADD FOREIGN KEY(FK_social_sec_number) REFERENCES employees(social_sec_number);</text:p>
      <text:p text:style-name="Standard">______________________________________________________________________________</text:p>
      <text:p text:style-name="Standard"><text:a xlink:href="http://localhost:8080/phpmyadmin/url.php?url=https://dev.mysql.com/doc/refman/5.5/en/alter-table.html" office:target-frame-name="mysql_doc" xlink:show="replace">ALTER</text:a> <text:a xlink:href="http://localhost:8080/phpmyadmin/url.php?url=https://dev.mysql.com/doc/refman/5.5/en/alter-table.html" office:target-frame-name="mysql_doc" xlink:show="replace">TABLE</text:a> cars DROP COLUMN cars.FK_catego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AMOUNT double,</text:p>
      <text:p text:style-name="Standard">PRIMARY KEY (ID),</text:p>
      <text:p text:style-name="Standard">FOREIGN KEY (CUSTOMER_ID) REFERENCES CUSTOMER(ID)</text:p>
      <text:p text:style-name="Standard"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ln" style:display-name="pln" style:family="text" style:parent-style-name="Absatz-Standardschriftart"/>
    <style:style style:name="pun" style:display-name="pun" style:family="text" style:parent-style-name="Absatz-Standardschriftart"/>
    <style:style style:name="lit" style:display-name="lit" style:family="text" style:parent-style-name="Absatz-Standardschriftart"/>
    <style:style style:name="kwd" style:display-name="kwd" style:family="text" style:parent-style-name="Absatz-Standardschriftart"/>
    <style:style style:name="cm-keyword" style:display-name="cm-keyword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cm-variable-2" style:display-name="cm-variable-2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Andiel</meta:initial-creator>
    <dc:creator>Fabian Andiel</dc:creator>
    <meta:creation-date>2019-07-05T18:32:00Z</meta:creation-date>
    <dc:date>2019-07-06T11:47:00Z</dc:date>
    <meta:template xlink:href="Normal.dotm" xlink:type="simple"/>
    <meta:editing-cycles>7</meta:editing-cycles>
    <meta:editing-duration>PT0S</meta:editing-duration>
    <meta:document-statistic meta:page-count="4" meta:paragraph-count="6" meta:word-count="439" meta:character-count="3202" meta:row-count="23" meta:non-whitespace-character-count="2769"/>
  </office:meta>
</office:document-meta>
</file>